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fcn de libre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enfasis</text:p>
          </table:table-cell>
          <table:table-cell table:formula="of:=[.G3]" office:value-type="float" office:value="400" calcext:value-type="float">
            <text:p>400</text:p>
          </table:table-cell>
          <table:table-cell office:value-type="string" calcext:value-type="string">
            <text:p><text:a xlink:href="http://www.keil.com/pack/doc/CMSIS/DSP/html/group___f_i_r.html#gae8fb334ea67eb6ecbd31824ddc14cd6a" xlink:type="simple">arm_fir_f32</text:a>  </text:p>
          </table:table-cell>
          <table:table-cell/>
          <table:table-cell office:value-type="string" calcext:value-type="string">
            <text:p>Frecuencia muestreo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aneo Hamming</text:p>
          </table:table-cell>
          <table:table-cell table:formula="of:=[.G3]" office:value-type="float" office:value="400" calcext:value-type="float">
            <text:p>400</text:p>
          </table:table-cell>
          <table:table-cell office:value-type="string" calcext:value-type="string">
            <text:p><text:a xlink:href="https://www.keil.com/pack/doc/CMSIS/DSP/html/group___basic_mult.html#gaca3f0b8227da431ab29225b88888aa32" xlink:type="simple">arm_mult_f32</text:a> </text:p>
          </table:table-cell>
          <table:table-cell/>
          <table:table-cell office:value-type="string" calcext:value-type="string">
            <text:p>BloqueGrande</text:p>
          </table:table-cell>
          <table:table-cell table:formula="of:=25/1000" office:value-type="float" office:value="0.025" calcext:value-type="float">
            <text:p>0,025</text:p>
          </table:table-cell>
          <table:table-cell table:formula="of:=[.F3]*[.F2]"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FFT (aprox)</text:p>
          </table:table-cell>
          <table:table-cell table:formula="of:=512*LOG(512)/LOG(2)" office:value-type="float" office:value="4608" calcext:value-type="float">
            <text:p>4608</text:p>
          </table:table-cell>
          <table:table-cell office:value-type="string" calcext:value-type="string">
            <text:p> <text:a xlink:href="http://www.keil.com/pack/doc/CMSIS/DSP/html/group___real_f_f_t.html#ga180d8b764d59cbb85d37a2d5f7cd9799" xlink:type="simple">arm_rfft_fast_f32</text:a> </text:p>
          </table:table-cell>
          <table:table-cell/>
          <table:table-cell office:value-type="string" calcext:value-type="string">
            <text:p>BloqueChico</text:p>
          </table:table-cell>
          <table:table-cell table:formula="of:=10/1000" office:value-type="float" office:value="0.01" calcext:value-type="float">
            <text:p>0,01</text:p>
          </table:table-cell>
          <table:table-cell table:formula="of:=[.F4]*[.F2]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Magnitud^2</text:p>
          </table:table-cell>
          <table:table-cell table:formula="of:=[.H3]/2" office:value-type="float" office:value="256" calcext:value-type="float">
            <text:p>256</text:p>
          </table:table-cell>
          <table:table-cell office:value-type="string" calcext:value-type="string">
            <text:p><text:a xlink:href="http://www.keil.com/pack/doc/CMSIS/DSP/html/group__cmplx__mag__squared.html#gaa7faccc0d96b061d8b7d0d7d82045074" xlink:type="simple">arm_cmplx_mag_squared_f32</text:a>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ción (sup foc 4)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arm_mult_f32 con distintos largos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CT</text:p>
          </table:table-cell>
          <table:table-cell table:formula="of:=12*26" office:value-type="float" office:value="312" calcext:value-type="float">
            <text:p>312</text:p>
          </table:table-cell>
          <table:table-cell office:value-type="string" calcext:value-type="string">
            <text:p><text:a xlink:href="https://www.keil.com/pack/doc/CMSIS/DSP/html/group___d_c_t4___i_d_c_t4.html#gafd538d68886848bc090ec2b0d364cc81" xlink:type="simple">arm_dct4_f32</text:a>   NO SIRVE, por ser tipo 3 (htk usa la 2?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 table:formula="of:=SUM([.B2:.B7])" office:value-type="float" office:value="6976" calcext:value-type="float">
            <text:p>6976</text:p>
          </table:table-cell>
          <table:table-cell table:style-name="ce3" office:value-type="string" calcext:value-type="string">
            <text:p>multips por bloque chico</text:p>
          </table:table-cell>
          <table:table-cell table:number-columns-repeated="5"/>
        </table:table-row>
        <table:table-row table:style-name="ro1">
          <table:table-cell/>
          <table:table-cell table:formula="of:=[.B8]*1/[.F4]" office:value-type="float" office:value="697600" calcext:value-type="float">
            <text:p>697600</text:p>
          </table:table-cell>
          <table:table-cell table:style-name="ce3" office:value-type="string" calcext:value-type="string">
            <text:p>multips por segundo</text:p>
          </table:table-cell>
          <table:table-cell table:number-columns-repeated="5"/>
        </table:table-row>
        <table:table-row table:style-name="ro1">
          <table:table-cell/>
          <table:table-cell table:formula="of:=1000000" office:value-type="float" office:value="1000000" calcext:value-type="float">
            <text:p>1000000</text:p>
          </table:table-cell>
          <table:table-cell table:style-name="Default" table:formula="of:=[.B10]/[.B9]" office:value-type="float" office:value="1.43348623853211" calcext:value-type="float">
            <text:p>1,433486238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27DMIPS/MHz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formula="of:=204*1.27" office:value-type="float" office:value="259.08" calcext:value-type="float">
            <text:p>259,08</text:p>
          </table:table-cell>
          <table:table-cell office:value-type="string" calcext:value-type="string">
            <text:p>DMIP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02:26:15.30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00:20:10.093000000</meta:creation-date>
    <meta:generator>LibreOffice/4.3.6.2$Windows_x86 LibreOffice_project/d50a87b2e514536ed401c18000dad4660b6a169e</meta:generator>
    <dc:date>2016-11-14T02:26:30.948000000</dc:date>
    <meta:editing-duration>PT38M30S</meta:editing-duration>
    <meta:editing-cycles>6</meta:editing-cycles>
    <meta:document-statistic meta:table-count="1" meta:cell-count="38" meta:object-count="0"/>
  </office:meta>
</office:document-meta>
</file>